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l Sistema de Gestion de Bases de Datos es MySQL 5.0.51</text:span><text:line-break/><text:span text:style-name="T1">El driver será cualquiera compatible con la versión 5 de MySQL, el último que hay ahora mismo es la versión 5.1.12, pero no se si se cambiará.<text:line-break/>El driver hay que descargarlo de la web de MySql.<text:line-break/>El servidor que corre el SGBD es un Intel Celeron 1.2, con 512 MB de RAM. El sistema operativo es Ubuntu Hardy Her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0S</meta:editing-duration>
    <meta:editing-cycles>3</meta:editing-cycles>
    <meta:generator>OpenOffice.org/3.2$Win32 OpenOffice.org_project/320m12$Build-9483</meta:generator>
    <dc:date>2010-03-15T18:32:49.30</dc:date>
    <meta:document-statistic meta:table-count="0" meta:image-count="0" meta:object-count="0" meta:page-count="1" meta:paragraph-count="1" meta:word-count="71" meta:character-count="366"/>
    <meta:user-defined meta:name="Info 1"/>
    <meta:user-defined meta:name="Info 2"/>
    <meta:user-defined meta:name="Info 3"/>
    <meta:user-defined meta:name="Info 4"/>
  </office:meta>
</office:document-meta>
</file>